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4ac" officeooo:paragraph-rsid="001c34ac"/>
    </style:style>
    <style:style style:name="P2" style:family="paragraph" style:parent-style-name="Standard">
      <style:text-properties officeooo:rsid="001d0de4" officeooo:paragraph-rsid="001d0de4"/>
    </style:style>
    <style:style style:name="P3" style:family="paragraph" style:parent-style-name="Standard">
      <style:text-properties fo:font-weight="bold" officeooo:rsid="001c34ac" officeooo:paragraph-rsid="001c34ac" style:font-weight-asian="bold" style:font-weight-complex="bold"/>
    </style:style>
    <style:style style:name="P4" style:family="paragraph" style:parent-style-name="Standard">
      <style:text-properties fo:font-weight="bold" officeooo:rsid="001d0de4" officeooo:paragraph-rsid="001d0de4" style:font-weight-asian="bold" style:font-weight-complex="bold"/>
    </style:style>
    <style:style style:name="T1" style:family="text">
      <style:text-properties officeooo:rsid="001d0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bble Sort Big-O Notation</text:p>
      <text:p text:style-name="P3"/>
      <text:p text:style-name="P4">Explain why bubble sort is an O(n^2) algorithm:</text:p>
      <text:p text:style-name="P2"/>
      <text:p text:style-name="P1"><text:span text:style-name="T1">This sort algorithm has</text:span> an inner loop inside an outer loop.</text:p>
      <text:p text:style-name="P1">Since after each pass, the largest elements will the in the last index, my inner loop uses a more efficient way.</text:p>
      <text:p text:style-name="P1">My inner loop <text:span text:style-name="T1">do</text:span>es not compare <text:span text:style-name="T1">all the way through </text:span>N-1 <text:span text:style-name="T1">element </text:span>but but just compare up o the index-1 of outer loop.</text:p>
      <text:p text:style-name="P1"><text:span text:style-name="T1">In this case, t</text:span>he average of inner loop is (N-1)/2</text:p>
      <text:p text:style-name="P1"/>
      <text:p text:style-name="P1">So, the complexity is (N-1)*(N-1)/2<text:span text:style-name="T1">=(N^2-2N+1)/2</text:span></text:p>
      <text:p text:style-name="P2">Since constant can be ignored in Big O notation, so the complexity is still considered N^2</text:p>
      <text:p text:style-name="P2">This can explain why bubble sort is an O(n^2) algorithm.</text:p>
      <text:p text:style-name="P1"/>
      <text:p text:style-name="P1"><text:tab/><text:tab/>for(int i=array.length-1;i&gt;0;i--){</text:p>
      <text:p text:style-name="P1"/>
      <text:p text:style-name="P1"><text:tab/><text:tab/><text:tab/>for(int j=0;j&lt;i;j++){</text:p>
      <text:p text:style-name="P1"><text:tab/><text:tab/><text:tab/><text:tab/></text:p>
      <text:p text:style-name="P1"><text:tab/><text:tab/><text:tab/><text:tab/>if(array[j]&gt;array[j+1]){</text:p>
      <text:p text:style-name="P1"><text:tab/><text:tab/><text:tab/><text:tab/><text:tab/>temp=array[j];</text:p>
      <text:p text:style-name="P1"><text:tab/><text:tab/><text:tab/><text:tab/><text:tab/>array[j]=array[j+1];</text:p>
      <text:p text:style-name="P1"><text:tab/><text:tab/><text:tab/><text:tab/><text:tab/>array[j+1]=temp;</text:p>
      <text:p text:style-name="P1"/>
      <text:p text:style-name="P1"><text:tab/><text:tab/><text:tab/><text:tab/>}</text:p>
      <text:p text:style-name="P1"/>
      <text:p text:style-name="P1"><text:tab/><text:tab/><text:tab/>}</text:p>
      <text:p text:style-name="P1"/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7:09:38.242000000</meta:creation-date>
    <dc:date>2021-04-12T14:46:27.285000000</dc:date>
    <meta:editing-duration>PT6M1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9" meta:word-count="120" meta:character-count="772" meta:non-whitespace-character-count="634"/>
  </office:meta>
</office:document-meta>
</file>